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style:text-line-through-style="solid"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0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1" style:family="paragraph" style:parent-style-name="Text_20_body" style:list-style-name="L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2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3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4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5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6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7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8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9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0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1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2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ff00" style:font-size-asian="10.5pt" style:font-weight-asian="bold" style:font-size-complex="12pt" style:font-weight-complex="bold"/>
    </style:style>
    <style:style style:name="P24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25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26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27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28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29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30" style:family="paragraph" style:parent-style-name="Heading_20_2">
      <style:text-properties style:font-name="Arial"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Fix</text:h>
      <text:p text:style-name="P4"/>
      <text:p text:style-name="P3">Hvad jeg umiddelbart kunne finde at af ting der skulle dokumenteres og ændres.</text:p>
      <text:p text:style-name="P3">Vær fri til at rette andre ting, der er jo jer, der også skal bruge det.</text:p>
      <text:p text:style-name="P3">Note: Kommentarer i interfaces kommer automatisk med i klasser, der implementerer den, undtagen hvis overskrevet i klassen.</text:p>
      <text:h text:style-name="P30" text:outline-level="2">Filerne:</text:h>
      <text:p text:style-name="P5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23">ControlSystem:</text:p>
      <text:list xml:id="list40250692" text:style-name="L1">
        <text:list-item>
          <text:p text:style-name="P28">Klassenavn er på dansk.</text:p>
        </text:list-item>
        <text:list-item>
          <text:p text:style-name="P28">Mangler \file.</text:p>
        </text:list-item>
        <text:list-item>
          <text:p text:style-name="P28">Måske irellevant ekstra header information.</text:p>
        </text:list-item>
      </text:list>
      <text:p text:style-name="P23">Factory:</text:p>
      <text:list xml:id="list40243670" text:style-name="L2">
        <text:list-item>
          <text:p text:style-name="P24">\file.</text:p>
        </text:list-item>
        <text:list-item>
          <text:p text:style-name="P24">Måske irellevant ekstra header information.</text:p>
        </text:list-item>
      </text:list>
      <text:p text:style-name="P23">ThreadHandling:</text:p>
      <text:list xml:id="list40244195" text:style-name="L3">
        <text:list-item>
          <text:p text:style-name="P25">file.</text:p>
        </text:list-item>
        <text:list-item>
          <text:p text:style-name="P25">Måske irellevant ekstra header information.</text:p>
        </text:list-item>
        <text:list-item>
          <text:p text:style-name="P25">Flytte noget af header informationen til selve klassen.</text:p>
        </text:list-item>
        <text:list-item>
          <text:p text:style-name="P25">ThreadHolder beskrivelse.</text:p>
        </text:list-item>
      </text:list>
      <text:p text:style-name="P2">Wrapper:(Cong)</text:p>
      <text:list xml:id="list40254826" text:style-name="L4">
        <text:list-item>
          <text:p text:style-name="P18">Kommentarer for vektorer.</text:p>
        </text:list-item>
      </text:list>
      <text:p text:style-name="P1">Robot: ( Søren )</text:p>
      <text:list xml:id="list40252689" text:style-name="L5">
        <text:list-item>
          <text:p text:style-name="P8">Interface kommentarer.</text:p>
        </text:list-item>
        <text:list-item>
          <text:p text:style-name="P8">Enum kommentarer.</text:p>
        </text:list-item>
      </text:list>
      <text:p text:style-name="P1"><text:soft-page-break/>PositionViewModel: (Cong)</text:p>
      <text:list xml:id="list40249308" text:style-name="L6">
        <text:list-item>
          <text:p text:style-name="P9">Generelt dokumentation.</text:p>
        </text:list-item>
        <text:list-item>
          <text:p text:style-name="P9">[Placering fil kan samtidig rettes.]</text:p>
        </text:list-item>
      </text:list>
      <text:p text:style-name="P1">PositionModel: (Cong)</text:p>
      <text:list xml:id="list40263404" text:style-name="L7">
        <text:list-item>
          <text:p text:style-name="P10">Generelt dokumentation.</text:p>
        </text:list-item>
      </text:list>
      <text:p text:style-name="P1">IDLL:(Cong)</text:p>
      <text:list xml:id="list40269143" text:style-name="L8">
        <text:list-item>
          <text:p text:style-name="P11">Kommentarer.</text:p>
        </text:list-item>
      </text:list>
      <text:p text:style-name="P1">DLL:(Cong)</text:p>
      <text:list xml:id="list40272244" text:style-name="L9">
        <text:list-item>
          <text:p text:style-name="P12">Generelt dokumentation.</text:p>
        </text:list-item>
      </text:list>
      <text:p text:style-name="P2">SQLReader(Sam og René):</text:p>
      <text:list xml:id="list40249456" text:style-name="L10">
        <text:list-item>
          <text:p text:style-name="P19">Generelt dokumentation.</text:p>
        </text:list-item>
      </text:list>
      <text:p text:style-name="P23">SQLHandler:</text:p>
      <text:list xml:id="list40265016" text:style-name="L11">
        <text:list-item>
          <text:p text:style-name="P26">\file.</text:p>
        </text:list-item>
        <text:list-item>
          <text:p text:style-name="P26">Måske irellevant header information.</text:p>
        </text:list-item>
      </text:list>
      <text:p text:style-name="P1">LogEvent:</text:p>
      <text:list xml:id="list40246937" text:style-name="L12">
        <text:list-item>
          <text:p text:style-name="P13">Generelt dokumentation.</text:p>
        </text:list-item>
      </text:list>
      <text:p text:style-name="P2">ISQLReader(Sam og René):</text:p>
      <text:list xml:id="list40260729" text:style-name="L13">
        <text:list-item>
          <text:p text:style-name="P20">Klasse beskrivelse.</text:p>
        </text:list-item>
      </text:list>
      <text:p text:style-name="P23">ISQLHandler:</text:p>
      <text:list xml:id="list40253770" text:style-name="L14">
        <text:list-item>
          <text:p text:style-name="P27">Generelt dokumentation.(Kan tage fra interface og fjerne fra implementation.)</text:p>
        </text:list-item>
      </text:list>
      <text:p text:style-name="P7">ILogEvents:</text:p>
      <text:list xml:id="list40251961" text:style-name="L15">
        <text:list-item>
          <text:p text:style-name="P14">Generelt dokumentation.</text:p>
        </text:list-item>
      </text:list>
      <text:p text:style-name="P6">Databaselog:</text:p>
      <text:list xml:id="list40263988" text:style-name="L16">
        <text:list-item>
          <text:p text:style-name="P15">Generelt dokumentation.</text:p>
        </text:list-item>
      </text:list>
      <text:p text:style-name="P7">Cubes:</text:p>
      <text:list xml:id="list40245023" text:style-name="L17">
        <text:list-item>
          <text:p text:style-name="P16">Klasse beskrivelse.</text:p>
        </text:list-item>
      </text:list>
      <text:p text:style-name="P7"><text:soft-page-break/>Cube:</text:p>
      <text:list xml:id="list40254520" text:style-name="L18">
        <text:list-item>
          <text:p text:style-name="P17">Generelt dokumentation.</text:p>
        </text:list-item>
      </text:list>
      <text:p text:style-name="P2">IDEViewModel(Sam og René):</text:p>
      <text:list xml:id="list40241683" text:style-name="L19">
        <text:list-item>
          <text:p text:style-name="P21">Generelt dokumentation.</text:p>
        </text:list-item>
      </text:list>
      <text:p text:style-name="P2">ViewModelManualSteering(René):</text:p>
      <text:list xml:id="list40268798" text:style-name="L20">
        <text:list-item>
          <text:p text:style-name="P22">Generelt dokumentation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8S</meta:editing-duration>
    <meta:editing-cycles>39</meta:editing-cycles>
    <meta:generator>LibreOffice/3.5$Windows_x86 LibreOffice_project/7e68ba2-a744ebf-1f241b7-c506db1-7d53735</meta:generator>
    <dc:date>2012-05-14T21:16:36.67</dc:date>
    <meta:document-statistic meta:table-count="0" meta:image-count="0" meta:object-count="0" meta:page-count="3" meta:paragraph-count="55" meta:word-count="214" meta:character-count="1501" meta:non-whitespace-character-count="1371"/>
    <meta:user-defined meta:name="Info 1"/>
    <meta:user-defined meta:name="Info 2"/>
    <meta:user-defined meta:name="Info 3"/>
    <meta:user-defined meta:name="Info 4"/>
  </office:meta>
</office:document-meta>
</file>